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onst persons = [</text:p>
      <text:p text:style-name="Standard"><text:s text:c="4"/>{</text:p>
      <text:p text:style-name="Standard"><text:s text:c="8"/>id: 1,</text:p>
      <text:p text:style-name="Standard"><text:s text:c="8"/>personName: "Fahad",</text:p>
      <text:p text:style-name="Standard"><text:s text:c="8"/>personAge: "23",</text:p>
      <text:p text:style-name="Standard"><text:s text:c="8"/>personIncome: "2000000"</text:p>
      <text:p text:style-name="Standard"><text:s text:c="4"/>},</text:p>
      <text:p text:style-name="Standard"><text:s text:c="4"/>{</text:p>
      <text:p text:style-name="Standard"><text:s text:c="8"/>id: 2,</text:p>
      <text:p text:style-name="Standard"><text:s text:c="8"/>personName: "Zoya",</text:p>
      <text:p text:style-name="Standard"><text:s text:c="8"/>personAge: "23",</text:p>
      <text:p text:style-name="Standard"><text:s text:c="8"/>personIncome: "3000000"</text:p>
      <text:p text:style-name="Standard"><text:s text:c="4"/>}</text:p>
      <text:p text:style-name="Standard">];</text:p>
      <text:p text:style-name="Standard"/>
      <text:p text:style-name="Standard">console.log("Sample Output:");</text:p>
      <text:p text:style-name="Standard">persons.forEach(person =&gt; {</text:p>
      <text:p text:style-name="Standard"><text:s text:c="4"/>console.log(`Person ${person.id} name is ${person.personName} having salary ${person.personIncome}`);</text:p>
      <text:p text:style-name="Standard">}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50:32.730076491</meta:creation-date>
    <dc:date>2023-09-27T12:50:53.818463542</dc:date>
    <meta:editing-duration>PT22S</meta:editing-duration>
    <meta:editing-cycles>1</meta:editing-cycles>
    <meta:document-statistic meta:table-count="0" meta:image-count="0" meta:object-count="0" meta:page-count="1" meta:paragraph-count="18" meta:word-count="39" meta:character-count="398" meta:non-whitespace-character-count="293"/>
    <meta:generator>LibreOffice/7.3.7.2$Linux_X86_64 LibreOffice_project/30$Build-2</meta:generator>
  </office:meta>
</office:document-meta>
</file>